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officeooo:rsid="00bd7bec" officeooo:paragraph-rsid="000e6764" style:font-weight-asian="bold" style:font-weight-complex="bold"/>
    </style:style>
    <style:style style:name="P2" style:family="paragraph" style:parent-style-name="Standard">
      <style:text-properties fo:font-weight="normal" officeooo:rsid="00bd7bec" officeooo:paragraph-rsid="000e6764" style:font-weight-asian="normal" style:font-weight-complex="normal"/>
    </style:style>
    <style:style style:name="P3" style:family="paragraph" style:parent-style-name="Standard">
      <style:text-properties officeooo:paragraph-rsid="000e6764"/>
    </style:style>
    <style:style style:name="P4" style:family="paragraph" style:parent-style-name="Standard">
      <style:text-properties officeooo:rsid="000e6764" officeooo:paragraph-rsid="000e6764"/>
    </style:style>
    <style:style style:name="T1" style:family="text">
      <style:text-properties officeooo:rsid="00bd7bec"/>
    </style:style>
    <style:style style:name="T2" style:family="text">
      <style:text-properties officeooo:rsid="002e121a"/>
    </style:style>
    <style:style style:name="T3" style:family="text">
      <style:text-properties officeooo:rsid="00cdfb90"/>
    </style:style>
    <style:style style:name="T4" style:family="text">
      <style:text-properties officeooo:rsid="0042fcbe"/>
    </style:style>
    <style:style style:name="T5" style:family="text">
      <style:text-properties officeooo:rsid="000e6764"/>
    </style:style>
    <style:style style:name="T6" style:family="text">
      <style:text-properties officeooo:rsid="001066d5"/>
    </style:style>
    <style:style style:name="T7" style:family="text">
      <style:text-properties officeooo:rsid="00112d5f"/>
    </style:style>
    <style:style style:name="T8" style:family="text">
      <style:text-properties officeooo:rsid="0011da4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s the Ramen Shop Hero, you've seen couples come in and out of your restaur<text:span text:style-name="T2">a</text:span>nt more times than you can count.</text:p>
      <text:p text:style-name="P3"/>
      <text:p text:style-name="P3">Although you <text:span text:style-name="T7">hav</text:span>e never married yourself, <text:span text:style-name="T7">the years spent holding a ramen shop forced you to</text:span> notice a few <text:span text:style-name="T7">t</text:span>hings about <text:span text:style-name="T7">love</text:span>.</text:p>
      <text:p text:style-name="P3"/>
      <text:p text:style-name="P3">The <text:span text:style-name="T7">lovers</text:span> that talk the most are not necessarily the happiest <text:span text:style-name="T7">in the long run</text:span>, for <text:span text:style-name="T7">you remember</text:span> <text:span text:style-name="T7">the endless chatter of these lover</text:span>s <text:span text:style-name="T7">like </text:span>the rain falling down on earth, only to <text:span text:style-name="T7">see them alone and miserable </text:span>a few <text:span text:style-name="T5">years</text:span> later, <text:span text:style-name="T7">and often</text:span> in less time.</text:p>
      <text:p text:style-name="P3"/>
      <text:p text:style-name="P3">The <text:span text:style-name="T7">lovers t</text:span>hat seem<text:span text:style-name="T7">ed</text:span> to stick together were the ones, <text:span text:style-name="T5">y</text:span>ou think, that truly paid attention to each other each time they came in your shop and did something as <text:span text:style-name="T3">mundane</text:span> as eating ramen.</text:p>
      <text:p text:style-name="P3"/>
      <text:p text:style-name="P3">Was there too much spice? Is the soup too hot? Are the noodles firm enough? Are you enjoying your bowl of ramen? Are you here with me? These are the questions <text:span text:style-name="T2">whose answers you do </text:span>know, each and every couple should be asking of each other, each time they eat here.</text:p>
      <text:p text:style-name="P4"/>
      <text:p text:style-name="P4"><text:span text:style-name="T7">Sometimes, just a deep look into each another’s eyes was enough to tell the other person that they cared. And if s</text:span>ome <text:span text:style-name="T7">conversation</text:span>s never gr<text:span text:style-name="T7">e</text:span>w old, <text:span text:style-name="T7">it was because of their basis</text:span> <text:span text:style-name="T7">on </text:span>a selfless concern.</text:p>
      <text:p text:style-name="P3"/>
      <text:p text:style-name="P3">Myla Redkey is one of these young <text:span text:style-name="T7">women</text:span> whom you have seen over the <text:span text:style-name="T7">passing seasons</text:span>, constantly changing relationships <text:span text:style-name="T7">as the spring leaf quickens into the fall leaf.</text:span></text:p>
      <text:p text:style-name="P3"/>
      <text:p text:style-name="P3">Today Myla <text:span text:style-name="T4">came</text:span> alone. She wear<text:span text:style-name="T5">s </text:span>red lipstick, her curly blonde hair falling over her shoulders like a dress of its own. Her white robe s<text:span text:style-name="T6">eems stark compared to the</text:span> brown wooden floors and everything. You pick up that she probably just has come back from another date, and judging from the <text:span text:style-name="T2">disappointed </text:span>look on her face and her dripping eye mascara, it must have been a failed one.</text:p>
      <text:p text:style-name="P3"/>
      <text:p text:style-name="P3"><text:span text:style-name="T7">Reading her face, you can</text:span> read her thoughts:</text:p>
      <text:p text:style-name="P3">"There's not a single man in this town who knows how to date properly!"</text:p>
      <text:p text:style-name="P3">"I am so disgusted by what I've just gone through. That guy was into manicure even more than I am!"</text:p>
      <text:p text:style-name="P3">"Am I ever going to marry the right man, or am I going to die trying?"</text:p>
      <text:p text:style-name="P3">"I am so stressed. This man was the thirty-ninth this month. What am I going to </text:p>
      <text:p text:style-name="P3">do?"</text:p>
      <text:p text:style-name="P3">"Why do people even marry...? Isn't it just for financial convenience? <text:span text:style-name="T6">Or maybe there’s supposed to be something else... more romantic?</text:span>"</text:p>
      <text:p text:style-name="P3"/>
      <text:p text:style-name="P3">You stop <text:span text:style-name="T8">there, knowing that such is the tragedy of youth that they are faced with so many doubts in life.</text:span></text:p>
      <text:p text:style-name="P3"/>
      <text:p text:style-name="P1">Reaction:</text:p>
      <text:p text:style-name="P1"/>
      <text:p text:style-name="P2">“I… What? This ramen speaks to my spirit… it tells me that I should enjoy the goodness of life. Yes… I want to do just that!”</text:p>
      <text:p text:style-name="P2"/>
      <text:p text:style-name="P3">Although you can't tell her directly, you feel that long years of life as the</text:p>
      <text:p text:style-name="P3">Ramen Hero have taught you something: That marriage is a beautiful gift <text:span text:style-name="T1">of the self, a boon of loyal companionship,</text:span> <text:span text:style-name="T1">and also a mission to die to our own selfishness for the other’s sake. Such good things should be honoured as a divine calling to herois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0T15:41:46.243000000</meta:creation-date>
    <dc:date>2019-07-24T18:20:56.940167569</dc:date>
    <meta:editing-duration>PT16M29S</meta:editing-duration>
    <meta:editing-cycles>4</meta:editing-cycles>
    <meta:generator>LibreOffice/6.0.3.2$Linux_X86_64 LibreOffice_project/00m0$Build-2</meta:generator>
    <meta:document-statistic meta:table-count="0" meta:image-count="0" meta:object-count="0" meta:page-count="1" meta:paragraph-count="20" meta:word-count="513" meta:character-count="2754" meta:non-whitespace-character-count="2260"/>
  </office:meta>
</office:document-meta>
</file>